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modern" style:font-pitch="fixed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3951in"/>
    </style:style>
    <style:style style:name="Table1.B" style:family="table-column">
      <style:table-column-properties style:column-width="1.4569in"/>
    </style:style>
    <style:style style:name="Table1.C" style:family="table-column">
      <style:table-column-properties style:column-width="1.5285in"/>
    </style:style>
    <style:style style:name="Table1.D" style:family="table-column">
      <style:table-column-properties style:column-width="2.3125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text-align="start" style:justify-single-word="false"/>
      <style:text-properties fo:font-size="14pt" fo:font-style="normal" style:text-underline-style="none" fo:font-weight="bold" officeooo:rsid="001f4f63" officeooo:paragraph-rsid="001f4f63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Heading_20_2">
      <style:paragraph-properties fo:line-height="100%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Heading_20_2">
      <style:text-properties fo:font-size="14pt" style:font-size-asian="14pt" style:font-size-complex="14pt"/>
    </style:style>
    <style:style style:name="P4" style:family="paragraph" style:parent-style-name="Heading_20_3"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22pt" fo:font-style="normal" style:text-underline-style="solid" style:text-underline-width="auto" style:text-underline-color="font-color" fo:font-weight="bold" officeooo:rsid="001ebf9f" officeooo:paragraph-rsid="001ebf9f" style:font-size-asian="22pt" style:font-style-asian="normal" style:font-weight-asian="bold" style:font-size-complex="22pt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4pt" fo:font-style="normal" style:text-underline-style="none" fo:font-weight="normal" officeooo:rsid="001ebf9f" officeooo:paragraph-rsid="001ebf9f" style:font-size-asian="12.25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text-underline-style="none" fo:font-weight="bold" officeooo:rsid="001ebf9f" officeooo:paragraph-rsid="001ebf9f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ebf9f" officeooo:paragraph-rsid="001ebf9f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1pt" fo:font-style="normal" style:text-underline-style="none" fo:font-weight="normal" officeooo:rsid="001ebf9f" officeooo:paragraph-rsid="001ebf9f" style:font-size-asian="9.60000038146973pt" style:font-style-asian="normal" style:font-weight-asian="normal" style:font-size-complex="11pt" style:font-style-complex="normal" style:font-weight-complex="normal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Heading">
      <style:paragraph-properties fo:text-align="start" style:justify-single-word="false"/>
    </style:style>
    <style:style style:name="P12" style:family="paragraph" style:parent-style-name="Text_20_body">
      <style:paragraph-properties fo:line-height="100%"/>
    </style:style>
    <style:style style:name="P13" style:family="paragraph" style:parent-style-name="Text_20_body">
      <style:paragraph-properties fo:line-height="100%" fo:text-align="start" style:justify-single-word="false"/>
      <style:text-properties officeooo:paragraph-rsid="001ebf9f"/>
    </style:style>
    <style:style style:name="P14" style:family="paragraph" style:parent-style-name="Text_20_body" style:list-style-name="L1">
      <style:paragraph-properties fo:line-height="100%"/>
    </style:style>
    <style:style style:name="P15" style:family="paragraph" style:parent-style-name="Text_20_body" style:list-style-name="L2"/>
    <style:style style:name="P16" style:family="paragraph" style:parent-style-name="Text_20_body">
      <style:paragraph-properties fo:line-height="100%"/>
      <style:text-properties officeooo:rsid="001f4f63" officeooo:paragraph-rsid="001f4f63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f4f63" style:font-size-asian="11pt" style:font-size-complex="11pt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size-asian="11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size-asian="11pt" style:font-weight-asian="normal" style:font-weight-complex="normal"/>
    </style:style>
    <style:style style:name="T9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yeStorm</text:p>
      <text:p text:style-name="P6"/>
      <text:p text:style-name="P8">Genre : Bullet Hell/Shoot’ Em Up</text:p>
      <text:p text:style-name="P8">Plateforme : Windows (SFML 3.0 ou supérieur)</text:p>
      <text:p text:style-name="P8">Auteur : Job Uwineza</text:p>
      <text:p text:style-name="P8"/>
      <text:h text:style-name="P1" text:outline-level="2">Présentation :</text:h>
      <text:p text:style-name="P12"><text:span text:style-name="Strong_20_Emphasis"><text:span text:style-name="T4">EyeStorm</text:span></text:span><text:span text:style-name="T4"> est un </text:span><text:span text:style-name="Strong_20_Emphasis"><text:span text:style-name="T4">mini bullet hell narratif</text:span></text:span><text:span text:style-name="T4"> développé en </text:span><text:span text:style-name="Strong_20_Emphasis"><text:span text:style-name="T4">C++ / SFML 3.0.2</text:span></text:span><text:span text:style-name="T4">.<text:line-break/>Le joueur incarne le dernier pilote humain, perdu dans le vide spatial, affrontant une entité cosmique sous la forme d’un œil géant.<text:line-break/>Esquive, tirs de précision et survie sont les clés pour percer la tempête et retourner sur ta planète natale, </text:span><text:span text:style-name="Strong_20_Emphasis"><text:span text:style-name="T4">Veyra</text:span></text:span><text:span text:style-name="T4">.</text:span></text:p>
      <text:p text:style-name="P8"/>
      <text:p text:style-name="P8"/>
      <text:p text:style-name="P7">Pitch :</text:p>
      <text:p text:style-name="P9"/>
      <text:p text:style-name="P13"><text:span text:style-name="T4">Tu es le </text:span><text:span text:style-name="Strong_20_Emphasis"><text:span text:style-name="T4">dernier pilote humain</text:span></text:span><text:span text:style-name="T4">, en route vers </text:span><text:span text:style-name="Strong_20_Emphasis"><text:span text:style-name="T4">Veyra</text:span></text:span><text:span text:style-name="T4">, ton monde d’origine.<text:line-break/>Alors que ton vaisseau traverse le </text:span><text:span text:style-name="Strong_20_Emphasis"><text:span text:style-name="T4">secteur d’Ophirion</text:span></text:span><text:span text:style-name="T4">, une force mystérieuse s’éveille.<text:line-break/>Des entités massives, semblables à des yeux, se déploient dans le vide et t’encerclent.<text:line-break/>Leur regard brûle, leurs tirs saturent l’espace… ton seul espoir : </text:span><text:span text:style-name="Strong_20_Emphasis"><text:span text:style-name="T4">esquiver, survivre, riposter</text:span></text:span><text:span text:style-name="T4">.</text:span></text:p>
      <text:p text:style-name="P12"><text:span text:style-name="T4">Parviendras-tu à vaincre </text:span><text:span text:style-name="Strong_20_Emphasis"><text:span text:style-name="T4">l’Œil d’Ophirion</text:span></text:span><text:span text:style-name="T4"> et à briser la </text:span><text:span text:style-name="Strong_20_Emphasis"><text:span text:style-name="T4">tempête du vide — l’EyeStorm</text:span></text:span><text:span text:style-name="T4"> ?</text:span></text:p>
      <text:p text:style-name="P13"><text:span text:style-name="T4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1">Action</text:p>
            </table:table-cell>
            <table:table-cell table:style-name="Table1.A1" office:value-type="string">
              <text:p text:style-name="P11">Clavier FR (AZERTY)</text:p>
            </table:table-cell>
            <table:table-cell table:style-name="Table1.A1" office:value-type="string">
              <text:p text:style-name="P11">Clavier EN (QWERTY)</text:p>
            </table:table-cell>
            <table:table-cell table:style-name="Table1.A1" office:value-type="string">
              <text:p text:style-name="P11">Description</text:p>
            </table:table-cell>
          </table:table-row>
        </table:table-header-rows>
        <table:table-row>
          <table:table-cell table:style-name="Table1.A1" office:value-type="string">
            <text:p text:style-name="P10"><text:span text:style-name="Strong_20_Emphasis">Déplacement haut</text:span></text:p>
          </table:table-cell>
          <table:table-cell table:style-name="Table1.A1" office:value-type="string">
            <text:p text:style-name="P10">Z</text:p>
          </table:table-cell>
          <table:table-cell table:style-name="Table1.A1" office:value-type="string">
            <text:p text:style-name="P10">W</text:p>
          </table:table-cell>
          <table:table-cell table:style-name="Table1.A1" office:value-type="string">
            <text:p text:style-name="P10">Monter</text:p>
          </table:table-cell>
        </table:table-row>
        <table:table-row>
          <table:table-cell table:style-name="Table1.A1" office:value-type="string">
            <text:p text:style-name="P10"><text:span text:style-name="Strong_20_Emphasis">Déplacement bas</text:span></text:p>
          </table:table-cell>
          <table:table-cell table:style-name="Table1.A1" office:value-type="string">
            <text:p text:style-name="P10">S</text:p>
          </table:table-cell>
          <table:table-cell table:style-name="Table1.A1" office:value-type="string">
            <text:p text:style-name="P10">S</text:p>
          </table:table-cell>
          <table:table-cell table:style-name="Table1.A1" office:value-type="string">
            <text:p text:style-name="P10">Descendre</text:p>
          </table:table-cell>
        </table:table-row>
        <table:table-row>
          <table:table-cell table:style-name="Table1.A1" office:value-type="string">
            <text:p text:style-name="P10"><text:span text:style-name="Strong_20_Emphasis">Déplacement gauche</text:span></text:p>
          </table:table-cell>
          <table:table-cell table:style-name="Table1.A1" office:value-type="string">
            <text:p text:style-name="P10">Q</text:p>
          </table:table-cell>
          <table:table-cell table:style-name="Table1.A1" office:value-type="string">
            <text:p text:style-name="P10">A</text:p>
          </table:table-cell>
          <table:table-cell table:style-name="Table1.A1" office:value-type="string">
            <text:p text:style-name="P10">Aller à gauche</text:p>
          </table:table-cell>
        </table:table-row>
        <table:table-row>
          <table:table-cell table:style-name="Table1.A1" office:value-type="string">
            <text:p text:style-name="P10"><text:span text:style-name="Strong_20_Emphasis">Déplacement droite</text:span></text:p>
          </table:table-cell>
          <table:table-cell table:style-name="Table1.A1" office:value-type="string">
            <text:p text:style-name="P10">D</text:p>
          </table:table-cell>
          <table:table-cell table:style-name="Table1.A1" office:value-type="string">
            <text:p text:style-name="P10">D</text:p>
          </table:table-cell>
          <table:table-cell table:style-name="Table1.A1" office:value-type="string">
            <text:p text:style-name="P10">Aller à droite</text:p>
          </table:table-cell>
        </table:table-row>
        <table:table-row>
          <table:table-cell table:style-name="Table1.A1" office:value-type="string">
            <text:p text:style-name="P10"><text:span text:style-name="Strong_20_Emphasis">Tirer</text:span></text:p>
          </table:table-cell>
          <table:table-cell table:style-name="Table1.A1" office:value-type="string">
            <text:p text:style-name="P10">Espace</text:p>
          </table:table-cell>
          <table:table-cell table:style-name="Table1.A1" office:value-type="string">
            <text:p text:style-name="P10">Space</text:p>
          </table:table-cell>
          <table:table-cell table:style-name="Table1.A1" office:value-type="string">
            <text:p text:style-name="P10">Tire un laser pour endommager l’ennemi</text:p>
          </table:table-cell>
        </table:table-row>
        <table:table-row>
          <table:table-cell table:style-name="Table1.A1" office:value-type="string">
            <text:p text:style-name="P10"><text:span text:style-name="Strong_20_Emphasis">Quitter le jeu</text:span></text:p>
          </table:table-cell>
          <table:table-cell table:style-name="Table1.A1" office:value-type="string">
            <text:p text:style-name="P10">Échap</text:p>
          </table:table-cell>
          <table:table-cell table:style-name="Table1.A1" office:value-type="string">
            <text:p text:style-name="P10">Escape</text:p>
          </table:table-cell>
          <table:table-cell table:style-name="Table1.A1" office:value-type="string">
            <text:p text:style-name="P10">Ferme la fenêtre</text:p>
          </table:table-cell>
        </table:table-row>
      </table:table>
      <text:p text:style-name="P12"><text:span text:style-name="T4"/></text:p>
      <text:h text:style-name="P2" text:outline-level="2">Durée d’un run</text:h>
      <text:p text:style-name="P12"><text:span text:style-name="T4">Chaque partie est limitée à 5 minutes (300 secondes).</text:span></text:p>
      <text:p text:style-name="P16"><text:span text:style-name="T4">Un seul niveau mais re jouable pour ceux qui veulent tenter des défis.</text:span></text:p>
      <text:h text:style-name="P3" text:outline-level="2">Installation &amp; exécution</text:h>
      <text:h text:style-name="P4" text:outline-level="3">Prérequis :</text:h>
      <text:list text:style-name="L2">
        <text:list-item>
          <text:p text:style-name="P15"><text:span text:style-name="Strong_20_Emphasis"><text:span text:style-name="T1">C++17</text:span></text:span><text:span text:style-name="T1"> ou plus récent</text:span></text:p>
        </text:list-item>
        <text:list-item>
          <text:p text:style-name="P15"><text:span text:style-name="Strong_20_Emphasis"><text:span text:style-name="T1">SFML 3.0.2</text:span></text:span><text:span text:style-name="T1"> (ou supérieure)</text:span></text:p>
        </text:list-item>
        <text:list-item>
          <text:p text:style-name="P15"><text:span text:style-name="T1">Assets disponibles dans le dossier </text:span><text:span text:style-name="T2">assets</text:span><text:span text:style-name="Source_20_Text"><text:span text:style-name="T1">/</text:span></text:span><text:span text:style-name="T1"> (images, police</text:span><text:span text:style-name="T2">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JP" svg:font-family="'Noto Sans JP'" style:font-family-generic="system" style:font-pitch="variable"/>
    <style:font-face style:name="Noto Serif JP" svg:font-family="'Noto Serif JP'" style:font-family-generic="system" style:font-pitch="variable"/>
    <style:font-face style:name="OpenSymbol" svg:font-family="OpenSymbol" style:font-charset="x-symbol"/>
    <style:font-face style:name="ＭＳ ゴシック" svg:font-family="'ＭＳ ゴシック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JP" style:font-size-asian="10.5pt" style:language-asian="ja" style:country-asian="JP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oto Serif JP" style:font-size-asian="10.5pt" style:language-asian="ja" style:country-asian="JP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JP" style:font-family-asian="'Noto Sans JP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JP" style:font-family-asian="'Noto Serif JP'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JP" style:font-family-asian="'Noto Serif JP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ＭＳ ゴシック" style:font-family-asian="'ＭＳ ゴシック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10T05:30:42.515000000</meta:creation-date>
    <dc:date>2025-11-10T05:46:56.958000000</dc:date>
    <meta:editing-duration>PT16M14S</meta:editing-duration>
    <meta:editing-cycles>2</meta:editing-cycles>
    <meta:generator>LibreOffice/7.5.3.2$Windows_X86_64 LibreOffice_project/9f56dff12ba03b9acd7730a5a481eea045e468f3</meta:generator>
    <meta:document-statistic meta:table-count="1" meta:image-count="0" meta:object-count="0" meta:page-count="1" meta:paragraph-count="45" meta:word-count="242" meta:character-count="1428" meta:non-whitespace-character-count="1233"/>
  </office:meta>
</office:document-meta>
</file>